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8*"/>
    </style:style>
    <style:style style:name="Table1.B"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400c6" officeooo:paragraph-rsid="001400c6"/>
    </style:style>
    <style:style style:name="P2" style:family="paragraph" style:parent-style-name="Standard">
      <style:text-properties officeooo:rsid="001522e9" officeooo:paragraph-rsid="001522e9"/>
    </style:style>
    <style:style style:name="P3" style:family="paragraph" style:parent-style-name="Standard">
      <style:text-properties officeooo:rsid="001522e9" officeooo:paragraph-rsid="0018a687"/>
    </style:style>
    <style:style style:name="P4" style:family="paragraph" style:parent-style-name="Standard">
      <style:text-properties officeooo:rsid="00158bd6" officeooo:paragraph-rsid="00158bd6"/>
    </style:style>
    <style:style style:name="P5" style:family="paragraph" style:parent-style-name="Standard">
      <style:text-properties officeooo:paragraph-rsid="0016ca45"/>
    </style:style>
    <style:style style:name="P6" style:family="paragraph" style:parent-style-name="Standard">
      <style:text-properties officeooo:rsid="0016ca45" officeooo:paragraph-rsid="0016ca45"/>
    </style:style>
    <style:style style:name="P7" style:family="paragraph" style:parent-style-name="Standard">
      <style:text-properties officeooo:rsid="00198b16" officeooo:paragraph-rsid="00198b16"/>
    </style:style>
    <style:style style:name="P8" style:family="paragraph" style:parent-style-name="Standard">
      <style:text-properties officeooo:rsid="001b6d94" officeooo:paragraph-rsid="001b6d94"/>
    </style:style>
    <style:style style:name="P9" style:family="paragraph" style:parent-style-name="Standard">
      <style:text-properties officeooo:rsid="001400c6" officeooo:paragraph-rsid="001ca4ce"/>
    </style:style>
    <style:style style:name="P10" style:family="paragraph" style:parent-style-name="Standard">
      <style:text-properties officeooo:rsid="001400c6" officeooo:paragraph-rsid="001400c6"/>
    </style:style>
    <style:style style:name="P11" style:family="paragraph" style:parent-style-name="Standard">
      <style:text-properties officeooo:rsid="001400c6" officeooo:paragraph-rsid="0024633e"/>
    </style:style>
    <style:style style:name="P12" style:family="paragraph" style:parent-style-name="Standard">
      <style:text-properties officeooo:rsid="001ca4ce" officeooo:paragraph-rsid="001ca4ce"/>
    </style:style>
    <style:style style:name="P13" style:family="paragraph" style:parent-style-name="Standard">
      <style:text-properties officeooo:rsid="001e7a6d" officeooo:paragraph-rsid="001e7a6d"/>
    </style:style>
    <style:style style:name="P14" style:family="paragraph" style:parent-style-name="Standard">
      <style:text-properties officeooo:rsid="00211c3d" officeooo:paragraph-rsid="00211c3d"/>
    </style:style>
    <style:style style:name="P15" style:family="paragraph" style:parent-style-name="Standard">
      <style:text-properties officeooo:rsid="00225336" officeooo:paragraph-rsid="00225336"/>
    </style:style>
    <style:style style:name="P16" style:family="paragraph" style:parent-style-name="Standard">
      <style:text-properties officeooo:rsid="0024633e" officeooo:paragraph-rsid="0024633e"/>
    </style:style>
    <style:style style:name="P17" style:family="paragraph" style:parent-style-name="Standard">
      <style:text-properties officeooo:rsid="0024633e" officeooo:paragraph-rsid="002dc3fd"/>
    </style:style>
    <style:style style:name="P18" style:family="paragraph" style:parent-style-name="Standard">
      <style:text-properties officeooo:rsid="002a8025" officeooo:paragraph-rsid="002a8025"/>
    </style:style>
    <style:style style:name="P19" style:family="paragraph" style:parent-style-name="Standard">
      <style:text-properties officeooo:rsid="002dc3fd" officeooo:paragraph-rsid="002dc3fd"/>
    </style:style>
    <style:style style:name="P20" style:family="paragraph" style:parent-style-name="Standard">
      <style:text-properties fo:font-weight="bold" officeooo:rsid="002a8025" officeooo:paragraph-rsid="002a8025" style:font-weight-asian="bold" style:font-weight-complex="bold"/>
    </style:style>
    <style:style style:name="P21" style:family="paragraph" style:parent-style-name="Standard">
      <style:text-properties fo:font-weight="bold" officeooo:rsid="0024633e" officeooo:paragraph-rsid="002dc3fd" style:font-weight-asian="bold" style:font-weight-complex="bold"/>
    </style:style>
    <style:style style:name="P22" style:family="paragraph" style:parent-style-name="Standard">
      <style:text-properties fo:font-weight="bold" officeooo:rsid="002e9488" officeooo:paragraph-rsid="002e9488" style:font-weight-asian="bold" style:font-weight-complex="bold"/>
    </style:style>
    <style:style style:name="P23" style:family="paragraph" style:parent-style-name="Standard">
      <style:text-properties fo:font-weight="bold" officeooo:rsid="0032d1ea" officeooo:paragraph-rsid="0032d1ea" style:font-weight-asian="bold" style:font-weight-complex="bold"/>
    </style:style>
    <style:style style:name="P24" style:family="paragraph" style:parent-style-name="Standard">
      <style:text-properties officeooo:rsid="002e9488" officeooo:paragraph-rsid="002e9488"/>
    </style:style>
    <style:style style:name="P25" style:family="paragraph" style:parent-style-name="Standard">
      <style:text-properties officeooo:rsid="003040e3" officeooo:paragraph-rsid="003040e3"/>
    </style:style>
    <style:style style:name="P26" style:family="paragraph" style:parent-style-name="Standard">
      <style:text-properties fo:font-weight="normal" officeooo:rsid="003040e3" officeooo:paragraph-rsid="003040e3" style:font-weight-asian="normal" style:font-weight-complex="normal"/>
    </style:style>
    <style:style style:name="P27" style:family="paragraph" style:parent-style-name="Standard">
      <style:text-properties fo:font-weight="normal" officeooo:rsid="0030a23e" officeooo:paragraph-rsid="0030a23e" style:font-weight-asian="normal" style:font-weight-complex="normal"/>
    </style:style>
    <style:style style:name="P28" style:family="paragraph" style:parent-style-name="Standard">
      <style:text-properties officeooo:rsid="0030a23e" officeooo:paragraph-rsid="0030a23e"/>
    </style:style>
    <style:style style:name="P29" style:family="paragraph" style:parent-style-name="Standard">
      <style:text-properties officeooo:rsid="0032173b" officeooo:paragraph-rsid="0032173b"/>
    </style:style>
    <style:style style:name="P30" style:family="paragraph" style:parent-style-name="Standard">
      <style:text-properties officeooo:rsid="0032d1ea" officeooo:paragraph-rsid="0032d1ea"/>
    </style:style>
    <style:style style:name="P31" style:family="paragraph" style:parent-style-name="Text_20_body">
      <style:text-properties fo:font-weight="bold" officeooo:rsid="0024633e" officeooo:paragraph-rsid="0024633e" style:font-weight-asian="bold" style:font-weight-complex="bold"/>
    </style:style>
    <style:style style:name="P32" style:family="paragraph" style:parent-style-name="Text_20_body">
      <style:text-properties officeooo:rsid="0025e760" officeooo:paragraph-rsid="0025e760"/>
    </style:style>
    <style:style style:name="P33" style:family="paragraph" style:parent-style-name="Text_20_body">
      <style:text-properties officeooo:rsid="0026d6ae" officeooo:paragraph-rsid="0026d6ae"/>
    </style:style>
    <style:style style:name="P34" style:family="paragraph" style:parent-style-name="Text_20_body">
      <style:text-properties officeooo:rsid="00278bde" officeooo:paragraph-rsid="00278bde"/>
    </style:style>
    <style:style style:name="P35" style:family="paragraph" style:parent-style-name="Text_20_body">
      <style:text-properties officeooo:rsid="00286595" officeooo:paragraph-rsid="00286595"/>
    </style:style>
    <style:style style:name="P36" style:family="paragraph" style:parent-style-name="Text_20_body">
      <style:text-properties officeooo:rsid="00292272" officeooo:paragraph-rsid="00292272"/>
    </style:style>
    <style:style style:name="P37" style:family="paragraph" style:parent-style-name="Text_20_body">
      <style:text-properties officeooo:rsid="00292272" officeooo:paragraph-rsid="002a8025"/>
    </style:style>
    <style:style style:name="T1" style:family="text">
      <style:text-properties officeooo:rsid="00158bd6"/>
    </style:style>
    <style:style style:name="T2" style:family="text">
      <style:text-properties officeooo:rsid="00162c63"/>
    </style:style>
    <style:style style:name="T3" style:family="text">
      <style:text-properties officeooo:rsid="0016ca45"/>
    </style:style>
    <style:style style:name="T4" style:family="text">
      <style:text-properties fo:font-weight="bold"/>
    </style:style>
    <style:style style:name="T5" style:family="text">
      <style:text-properties fo:font-weight="normal" style:font-weight-asian="normal" style:font-weight-complex="normal"/>
    </style:style>
    <style:style style:name="T6" style:family="text">
      <style:text-properties officeooo:rsid="0018a687"/>
    </style:style>
    <style:style style:name="T7" style:family="text">
      <style:text-properties officeooo:rsid="00198b16"/>
    </style:style>
    <style:style style:name="T8" style:family="text">
      <style:text-properties officeooo:rsid="001ca4ce"/>
    </style:style>
    <style:style style:name="T9" style:family="text">
      <style:text-properties officeooo:rsid="00211c3d"/>
    </style:style>
    <style:style style:name="T10" style:family="text">
      <style:text-properties officeooo:rsid="00225336"/>
    </style:style>
    <style:style style:name="T11" style:family="text">
      <style:text-properties officeooo:rsid="0026d6ae"/>
    </style:style>
    <style:style style:name="T12" style:family="text">
      <style:text-properties officeooo:rsid="002a8025"/>
    </style:style>
    <style:style style:name="T13" style:family="text">
      <style:text-properties officeooo:rsid="002dc3fd"/>
    </style:style>
    <style:style style:name="T14" style:family="text">
      <style:text-properties officeooo:rsid="0030a23e"/>
    </style:style>
    <style:style style:name="T15" style:family="text">
      <style:text-properties officeooo:rsid="001400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CANPiWi </text:span>User guide</text:p>
      <text:p text:style-name="P1"/>
      <text:h text:style-name="Heading_20_1" text:outline-level="1">How it works</text:h>
      <text:p text:style-name="P2"/>
      <text:p text:style-name="P2">The CANPiWi is a module designed <text:span text:style-name="T6">considering</text:span> 2 <text:span text:style-name="T6">major features</text:span>: </text:p>
      <text:p text:style-name="P2">- to allow the user control some aspects of the layout using the EngineDrive (ED) application <text:span text:style-name="T6">without JMRI and using wireless connections</text:span>.</text:p>
      <text:p text:style-name="P3">- to allow other devices to interact with CBUS using the GridConnect protocol <text:span text:style-name="T6">using wireless connections</text:span>.</text:p>
      <text:p text:style-name="P2"/>
      <text:p text:style-name="P2">The module allows smartphones using EngineDrive or/and other devices using the GridConnect to connect to the module using the TCP/IP protocol. Once the devices are connected the module does the protocol translation from ED to CBUS and the other way around and also from GridConnect to CBUS in both directions.</text:p>
      <text:p text:style-name="P2"/>
      <text:p text:style-name="P4">The CANPiWi allows the connection via wifi in two modes:</text:p>
      <text:p text:style-name="P4">- as access point mode (AP mode)</text:p>
      <text:p text:style-name="P4">- or as client mode (WIFI mode)</text:p>
      <text:p text:style-name="P4"/>
      <text:p text:style-name="P5"><text:span text:style-name="T1">In AP mode, the module is responsible to create a local TCP/IP network. <text:s/>Any device connected will be assigned a unique IP for that network via DHCP (</text:span>Dynamic Host Configuration Protocol<text:span text:style-name="T3">) service. The module will announce the ED service on the IP 192.168.1.45.</text:span></text:p>
      <text:p text:style-name="P6">In WIFI mode, the module has to connected to an existing router that will assign the module an ip address. The module will announce the ED service on that given ip.</text:p>
      <text:p text:style-name="P6"/>
      <text:p text:style-name="P5"><text:span text:style-name="T3">The service announcement uses the Bonjour protocol. </text:span><text:span text:style-name="T5">Bonjour</text:span> is Apple's implementation of zero-configuration networking (zeroconf), a group of technologies that includes <text:span text:style-name="T4">service</text:span> discovery, address assignment, and hostname resolution.</text:p>
      <text:p text:style-name="P2"/>
      <text:h text:style-name="Heading_20_1" text:outline-level="1"><text:span text:style-name="T7">Turning the module</text:span> on</text:h>
      <text:p text:style-name="P7">Once the module is powered, a red light will indicate that the module is energised and either the green led or the yellow led will be on. The green led on means that the module is in SLIM mode and is using the default configuration for node number and can id. The default values are:</text:p>
      <text:p text:style-name="P7">node number = 300</text:p>
      <text:p text:style-name="P7">can id = 100</text:p>
      <text:p text:style-name="P7"/>
      <text:p text:style-name="P7">If none of the lights are on please check the troubleshooting section of this document.</text:p>
      <text:p text:style-name="P7"/>
      <text:p text:style-name="P7">If the module is proper powered and connected to a CBUS will generate an ON CBUS short event to indicate it is powered and operational. If the ED or GridConnect service is restarted it will generate an Off followed by an ON event.</text:p>
      <text:p text:style-name="P1"/>
      <text:h text:style-name="Heading_20_1" text:outline-level="1"><text:soft-page-break/>Connecting</text:h>
      <text:p text:style-name="P8">The connection changes depending on the mode the module is working. <text:span text:style-name="T8">The module, by default comes with AP mode configured. To change that see the Configuration section.</text:span></text:p>
      <text:h text:style-name="Heading_20_2" text:outline-level="2" text:restart-numbering="true" text:start-value="-1">AP mode</text:h>
      <text:p text:style-name="P12">In AP mode the module will create a wifi ssid with name “CANPiWi” by default. The ssid name can <text:s/>be changed by changing the configuration (see the configuration section). <text:span text:style-name="T9">You</text:span> should be able to see the ssid using any device that detects access point, like smartphone, tablets or PC/Laptops. </text:p>
      <text:p text:style-name="P13">Use the device procedure to connect to a wifi network to connect to the “CANPiWi”. If the connection fails, try again, and if it still fails check the troubleshooting section.</text:p>
      <text:p text:style-name="P13"/>
      <text:p text:style-name="P13">Once connected you can open the ED in the smartphone. On the main screen of the ED there might be an entry for “MyLayout” on port 5555. See the image below.</text:p>
      <text:p text:style-name="P13"/>
      <text:p text:style-name="P13">[TODO: Add image]</text:p>
      <text:p text:style-name="P13"/>
      <text:p text:style-name="P14">Click on item “MyLayout” and the ED will request a connection to the CANPiWi. Once the connection is done you can select an existing loco or enter a new one.</text:p>
      <text:h text:style-name="Heading_20_2" text:outline-level="2">WifiMode</text:h>
      <text:p text:style-name="P14">In WIFI mode the module needs to be connected to an existing wifi network. <text:span text:style-name="T10">To allow that you need to change the configuration for WIFI mode and provide the ssid and the access password for the wifi network. The ssid and password have to be correctly informed, otherwise the module won’t be able to connect. If the connection does not work, then the module has to be reseted to AP mode and you can try again. See the section “Reset to AP mode” for more information.</text:span></text:p>
      <text:p text:style-name="P14"/>
      <text:p text:style-name="P15">If the connection is successfull you might the able to see the ED service advertised in the ED screen. If not please proceed to the troubleshooting section.</text:p>
      <text:p text:style-name="P15">Once connected you can click on service advertised by in the ED screen and it proceed to connect to the CANPiWi. </text:p>
      <text:p text:style-name="P15">Normally the home routers should not block the port 5555 for internal connection. If the connection does not work check if the firewall in the router is activated and if the port 5555 is open. If that is not the problem, check the troubleshooting section.</text:p>
      <text:p text:style-name="P1"/>
      <text:h text:style-name="Heading_20_1" text:outline-level="1">Configuration</text:h>
      <text:p text:style-name="P9"/>
      <text:p text:style-name="P16">The CANPiWi module provide several parameters for configuration. We divide there configuration parameters in:</text:p>
      <text:p text:style-name="P16">- wifi parameters</text:p>
      <text:p text:style-name="P16">- CBUS parameters</text:p>
      <text:p text:style-name="P16">- general parameters</text:p>
      <text:p text:style-name="P16"/>
      <text:p text:style-name="P16">There are also 3 ways of configuring the module:</text:p>
      <text:p text:style-name="P16">- using an embebeded webpage</text:p>
      <text:p text:style-name="P16">- using the FCU</text:p>
      <text:p text:style-name="P16">- manual editing</text:p>
      <text:p text:style-name="P11"/>
      <text:p text:style-name="P16">The configuration is stored in a file called canpi.cfg in the /home/pi/canpi directory in the SD card.</text:p>
      <text:h text:style-name="Heading_20_2" text:outline-level="2"><text:soft-page-break/><text:span text:style-name="T8">P</text:span>arameters</text:h>
      <text:p text:style-name="P16"/>
      <text:p text:style-name="P29">List of all parameters keys present in the canpi.cfg</text:p>
      <text:p text:style-name="P16"/>
      <table:table table:name="Table1" table:style-name="Table1">
        <table:table-column table:style-name="Table1.A"/>
        <table:table-column table:style-name="Table1.B"/>
        <table:table-row>
          <table:table-cell table:style-name="Table1.A1" office:value-type="string">
            <text:p text:style-name="P23">Parameter</text:p>
          </table:table-cell>
          <table:table-cell table:style-name="Table1.B1" office:value-type="string">
            <text:p text:style-name="P23">Configuration type</text:p>
          </table:table-cell>
        </table:table-row>
        <table:table-row>
          <table:table-cell table:style-name="Table1.A2" office:value-type="string">
            <text:p text:style-name="P16">canid</text:p>
          </table:table-cell>
          <table:table-cell table:style-name="Table1.B2" office:value-type="string">
            <text:p text:style-name="P30">CBUS</text:p>
          </table:table-cell>
        </table:table-row>
        <table:table-row>
          <table:table-cell table:style-name="Table1.A2" office:value-type="string">
            <text:p text:style-name="P16">node_number</text:p>
          </table:table-cell>
          <table:table-cell table:style-name="Table1.B2" office:value-type="string">
            <text:p text:style-name="P30">CBUS</text:p>
          </table:table-cell>
        </table:table-row>
        <table:table-row>
          <table:table-cell table:style-name="Table1.A2" office:value-type="string">
            <text:p text:style-name="P16">start_event_id</text:p>
          </table:table-cell>
          <table:table-cell table:style-name="Table1.B2" office:value-type="string">
            <text:p text:style-name="P30">CBUS</text:p>
          </table:table-cell>
        </table:table-row>
        <table:table-row>
          <table:table-cell table:style-name="Table1.A2" office:value-type="string">
            <text:p text:style-name="P16">button_pin</text:p>
          </table:table-cell>
          <table:table-cell table:style-name="Table1.B2" office:value-type="string">
            <text:p text:style-name="P30">General</text:p>
          </table:table-cell>
        </table:table-row>
        <table:table-row>
          <table:table-cell table:style-name="Table1.A2" office:value-type="string">
            <text:p text:style-name="P16">can_grid</text:p>
          </table:table-cell>
          <table:table-cell table:style-name="Table1.B2" office:value-type="string">
            <text:p text:style-name="P30">General</text:p>
          </table:table-cell>
        </table:table-row>
        <table:table-row>
          <table:table-cell table:style-name="Table1.A2" office:value-type="string">
            <text:p text:style-name="P16">candevice</text:p>
          </table:table-cell>
          <table:table-cell table:style-name="Table1.B2" office:value-type="string">
            <text:p text:style-name="P30">General</text:p>
          </table:table-cell>
        </table:table-row>
        <table:table-row>
          <table:table-cell table:style-name="Table1.A2" office:value-type="string">
            <text:p text:style-name="P16">cangrid_port</text:p>
          </table:table-cell>
          <table:table-cell table:style-name="Table1.B2" office:value-type="string">
            <text:p text:style-name="P30">General</text:p>
          </table:table-cell>
        </table:table-row>
        <table:table-row>
          <table:table-cell table:style-name="Table1.A2" office:value-type="string">
            <text:p text:style-name="P16">create_log_file</text:p>
          </table:table-cell>
          <table:table-cell table:style-name="Table1.B2" office:value-type="string">
            <text:p text:style-name="P30">General</text:p>
          </table:table-cell>
        </table:table-row>
        <table:table-row>
          <table:table-cell table:style-name="Table1.A2" office:value-type="string">
            <text:p text:style-name="P16">fn_momentary</text:p>
          </table:table-cell>
          <table:table-cell table:style-name="Table1.B2" office:value-type="string">
            <text:p text:style-name="P30">General</text:p>
          </table:table-cell>
        </table:table-row>
        <table:table-row>
          <table:table-cell table:style-name="Table1.A2" office:value-type="string">
            <text:p text:style-name="P16">green_led_pin</text:p>
          </table:table-cell>
          <table:table-cell table:style-name="Table1.B2" office:value-type="string">
            <text:p text:style-name="P30">General</text:p>
          </table:table-cell>
        </table:table-row>
        <table:table-row>
          <table:table-cell table:style-name="Table1.A2" office:value-type="string">
            <text:p text:style-name="P16">logappend</text:p>
          </table:table-cell>
          <table:table-cell table:style-name="Table1.B2" office:value-type="string">
            <text:p text:style-name="P30">General</text:p>
          </table:table-cell>
        </table:table-row>
        <table:table-row>
          <table:table-cell table:style-name="Table1.A2" office:value-type="string">
            <text:p text:style-name="P16">logfile</text:p>
          </table:table-cell>
          <table:table-cell table:style-name="Table1.B2" office:value-type="string">
            <text:p text:style-name="P30">General</text:p>
          </table:table-cell>
        </table:table-row>
        <table:table-row>
          <table:table-cell table:style-name="Table1.A2" office:value-type="string">
            <text:p text:style-name="P16">loglevel</text:p>
          </table:table-cell>
          <table:table-cell table:style-name="Table1.B2" office:value-type="string">
            <text:p text:style-name="P30">General</text:p>
          </table:table-cell>
        </table:table-row>
        <table:table-row>
          <table:table-cell table:style-name="Table1.A2" office:value-type="string">
            <text:p text:style-name="P16">service_name</text:p>
          </table:table-cell>
          <table:table-cell table:style-name="Table1.B2" office:value-type="string">
            <text:p text:style-name="P30">General</text:p>
          </table:table-cell>
        </table:table-row>
        <table:table-row>
          <table:table-cell table:style-name="Table1.A2" office:value-type="string">
            <text:p text:style-name="P16">tcpport</text:p>
          </table:table-cell>
          <table:table-cell table:style-name="Table1.B2" office:value-type="string">
            <text:p text:style-name="P30">General</text:p>
          </table:table-cell>
        </table:table-row>
        <table:table-row>
          <table:table-cell table:style-name="Table1.A2" office:value-type="string">
            <text:p text:style-name="P16">turnout_file</text:p>
          </table:table-cell>
          <table:table-cell table:style-name="Table1.B2" office:value-type="string">
            <text:p text:style-name="P30">General</text:p>
          </table:table-cell>
        </table:table-row>
        <table:table-row>
          <table:table-cell table:style-name="Table1.A2" office:value-type="string">
            <text:p text:style-name="P16">yellow_led_pin</text:p>
          </table:table-cell>
          <table:table-cell table:style-name="Table1.B2" office:value-type="string">
            <text:p text:style-name="P30">General</text:p>
          </table:table-cell>
        </table:table-row>
        <table:table-row>
          <table:table-cell table:style-name="Table1.A2" office:value-type="string">
            <text:p text:style-name="P16">ap_channel</text:p>
          </table:table-cell>
          <table:table-cell table:style-name="Table1.B2" office:value-type="string">
            <text:p text:style-name="P30">Wifi</text:p>
          </table:table-cell>
        </table:table-row>
        <table:table-row>
          <table:table-cell table:style-name="Table1.A2" office:value-type="string">
            <text:p text:style-name="P16">ap_mode</text:p>
          </table:table-cell>
          <table:table-cell table:style-name="Table1.B2" office:value-type="string">
            <text:p text:style-name="P30">Wifi</text:p>
          </table:table-cell>
        </table:table-row>
        <table:table-row>
          <table:table-cell table:style-name="Table1.A2" office:value-type="string">
            <text:p text:style-name="P16">ap_no_password</text:p>
          </table:table-cell>
          <table:table-cell table:style-name="Table1.B2" office:value-type="string">
            <text:p text:style-name="P30">Wifi</text:p>
          </table:table-cell>
        </table:table-row>
        <table:table-row>
          <table:table-cell table:style-name="Table1.A2" office:value-type="string">
            <text:p text:style-name="P16">ap_password</text:p>
          </table:table-cell>
          <table:table-cell table:style-name="Table1.B2" office:value-type="string">
            <text:p text:style-name="P30">Wifi</text:p>
          </table:table-cell>
        </table:table-row>
        <table:table-row>
          <table:table-cell table:style-name="Table1.A2" office:value-type="string">
            <text:p text:style-name="P16">ap_ssid</text:p>
          </table:table-cell>
          <table:table-cell table:style-name="Table1.B2" office:value-type="string">
            <text:p text:style-name="P30">Wifi</text:p>
          </table:table-cell>
        </table:table-row>
        <table:table-row>
          <table:table-cell table:style-name="Table1.A2" office:value-type="string">
            <text:p text:style-name="P16">router_password</text:p>
          </table:table-cell>
          <table:table-cell table:style-name="Table1.B2" office:value-type="string">
            <text:p text:style-name="P30">Wifi</text:p>
          </table:table-cell>
        </table:table-row>
        <table:table-row>
          <table:table-cell table:style-name="Table1.A2" office:value-type="string">
            <text:p text:style-name="P16">router_ssid</text:p>
          </table:table-cell>
          <table:table-cell table:style-name="Table1.B2" office:value-type="string">
            <text:p text:style-name="P30">Wifi</text:p>
          </table:table-cell>
        </table:table-row>
      </table:table>
      <text:h text:style-name="Heading_20_3" text:outline-level="3"><text:s/>Wifi parameters</text:h>
      <text:p text:style-name="P31">AP/Wifi mode</text:p>
      <text:p text:style-name="P32">This parameter indicates if the module has to work as an AP or connect to another wifi network.</text:p>
      <text:p text:style-name="P31">AP mode without password</text:p>
      <text:p text:style-name="P32">If the module is in AP mode no password is required. It means the user just need to connect to the module ssid and no password will be required. If the property <text:span text:style-name="T11">is set, then the “AP password” parameter has to be informed.</text:span></text:p>
      <text:p text:style-name="P31">AP ssid name</text:p>
      <text:p text:style-name="P33"><text:soft-page-break/>The wifi network name that will be shown to another device. This parameter is the network name of the module. It is required if the module is in “AP mode”.</text:p>
      <text:p text:style-name="P31">AP pass<text:span text:style-name="T11">w</text:span>ord</text:p>
      <text:p text:style-name="P34">The password required to connect to the module when in “AP mode” and “AP mode without password” is not set. </text:p>
      <text:p text:style-name="P31">AP wifi channel</text:p>
      <text:p text:style-name="P35">The wifi channel that the module will work. The channels are from 1 to 13. For more infomation see <text:a xlink:type="simple" xlink:href="https://en.wikipedia.org/wiki/List_of_WLAN_channels" text:style-name="Internet_20_link" text:visited-style-name="Visited_20_Internet_20_Link">https://en.wikipedia.org/wiki/List_of_WLAN_channels</text:a></text:p>
      <text:p text:style-name="P35">The non overlapping channels are:</text:p>
      <text:p text:style-name="P35">- 1, 6, 11 or</text:p>
      <text:p text:style-name="P35">- 2, 7, 12 or</text:p>
      <text:p text:style-name="P35">- 3, 8, 13</text:p>
      <text:p text:style-name="P35">The choice of the channel will depend on the presence of other access points (APs) in the same area. APs with the same channel may affect each other and jam the communication between the clients and the module. The module value by default is 6 [TODO: check].</text:p>
      <text:p text:style-name="P31">Router ssid</text:p>
      <text:p text:style-name="P36">The ssid of the router that the module will connect to when in “WIFI mode”. It has to be exactly value advertised by the other router.</text:p>
      <text:p text:style-name="P31">Router password</text:p>
      <text:p text:style-name="P37">The <text:span text:style-name="T12">password</text:span> of the router that the module will connect to when in “WIFI mode”. It has to be exactly value <text:span text:style-name="T12">expected</text:span> by the other router.</text:p>
      <text:h text:style-name="Heading_20_3" text:outline-level="3">CBUS parameters</text:h>
      <text:p text:style-name="P16"/>
      <text:p text:style-name="P20">Start event id</text:p>
      <text:p text:style-name="P18"/>
      <text:p text:style-name="P19">This parameter indicates the short event number that will be generated when the ED and GridConnect service starts. An ON event will be triggered on start and an OFF event will be triggered id the service gracefully stops.</text:p>
      <text:p text:style-name="P19"/>
      <text:p text:style-name="P21"><text:span text:style-name="T13">Node number</text:span></text:p>
      <text:p text:style-name="P17"/>
      <text:p text:style-name="P19">The module node number. This value is changed on by doing the request node number procedure common to all Merg CBUS modules. A manual change can clash with other modules and make the CBUS instable.</text:p>
      <text:p text:style-name="P16"/>
      <text:h text:style-name="Heading_20_3" text:outline-level="3">General parameters</text:h>
      <text:p text:style-name="P22">Service name</text:p>
      <text:p text:style-name="P24"/>
      <text:p text:style-name="P24"><text:soft-page-break/>The service name announced to EDs. This is the name that will show in the first screen of ED when connected to the same network of the CANPiWi.</text:p>
      <text:p text:style-name="P24"/>
      <text:p text:style-name="P22">TCP Port</text:p>
      <text:p text:style-name="P24"/>
      <text:p text:style-name="P24">The tcp port that the ED service accepts connection. This value will be displayed in the ED screen.</text:p>
      <text:p text:style-name="P24"/>
      <text:p text:style-name="P22">GridConnect port</text:p>
      <text:p text:style-name="P24"/>
      <text:p text:style-name="P24">The tcp port that the GridConnect service accepts connection.</text:p>
      <text:p text:style-name="P24"/>
      <text:p text:style-name="P22">Enable grid connect</text:p>
      <text:p text:style-name="P24"/>
      <text:p text:style-name="P24">Enable or disable the GridConnect service to run.</text:p>
      <text:p text:style-name="P24"/>
      <text:p text:style-name="P22">Turnout file</text:p>
      <text:p text:style-name="P24"/>
      <text:p text:style-name="P24">A file name stored inside the CANPiWi with the turnout definition. See the section Configuring the turnout file [TODO].</text:p>
      <text:p text:style-name="P24"/>
      <text:p text:style-name="P22">Log file</text:p>
      <text:p text:style-name="P24"/>
      <text:p text:style-name="P25">The log file name stored inside the CANPiWi. This file is mostly used for debug purpouse. It is reseted every time the module starts. In case the module stay on for several time without reset the size is limited by 50Mbytes.</text:p>
      <text:p text:style-name="P24"/>
      <text:p text:style-name="P22">Log level</text:p>
      <text:p text:style-name="P22"/>
      <text:p text:style-name="P26">Indicates <text:span text:style-name="T14">the granularity of the information present in the log file. The possible levels are:</text:span></text:p>
      <text:p text:style-name="P26">- <text:span text:style-name="T14">INFO</text:span></text:p>
      <text:p text:style-name="P26">- <text:span text:style-name="T14">WARN</text:span></text:p>
      <text:p text:style-name="P26">-<text:span text:style-name="T14">DEBUG</text:span></text:p>
      <text:p text:style-name="P26"/>
      <text:p text:style-name="P27">DEBUG level is the mostly verbose mode of them.</text:p>
      <text:p text:style-name="P24"/>
      <text:p text:style-name="P22">Log append</text:p>
      <text:p text:style-name="P27"/>
      <text:p text:style-name="P27">Indicates if the log file should be created.</text:p>
      <text:p text:style-name="P24"/>
      <text:p text:style-name="P22">Fn momentary</text:p>
      <text:p text:style-name="P24"/>
      <text:p text:style-name="P28">Specifies which Fn key has the momentary behaviour by default. The standard value is 2. The values can be a list of comma separated values. The user also can create values that are specific for locomotive numbers. See “<text:span text:style-name="T15">Fn configuration” </text:span>section for more information.</text:p>
      <text:p text:style-name="P16"/>
      <text:p text:style-name="P16"/>
      <text:p text:style-name="P1">Web configuration</text:p>
      <text:p text:style-name="P1"/>
      <text:p text:style-name="P1">FCU configuration</text:p>
      <text:p text:style-name="P1"/>
      <text:p text:style-name="P1">Engine Drive</text:p>
      <text:p text:style-name="P1"/>
      <text:p text:style-name="P1"><text:soft-page-break/>Locomotive control</text:p>
      <text:p text:style-name="P1"/>
      <text:p text:style-name="P1">Turnout control</text:p>
      <text:p text:style-name="P1"/>
      <text:p text:style-name="P1">Fn configuration</text:p>
      <text:p text:style-name="P1"/>
      <text:p text:style-name="P1">Grid connect</text:p>
      <text:p text:style-name="P1"/>
      <text:p text:style-name="P1">Upgrading process</text:p>
      <text:p text:style-name="P1"/>
      <text:p text:style-name="P1">Troubleshoo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15:21:06.927977201</meta:creation-date>
    <dc:date>2016-10-06T17:50:22.818000294</dc:date>
    <meta:editing-duration>PT7H14M2S</meta:editing-duration>
    <meta:editing-cycles>26</meta:editing-cycles>
    <meta:generator>LibreOffice/5.1.4.2$Linux_X86_64 LibreOffice_project/10m0$Build-2</meta:generator>
    <meta:document-statistic meta:table-count="1" meta:image-count="0" meta:object-count="0" meta:page-count="6" meta:paragraph-count="150" meta:word-count="1432" meta:character-count="8274" meta:non-whitespace-character-count="6995"/>
  </office:meta>
</office:document-meta>
</file>